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66" draw:textarea-horizontal-align="justify" draw:textarea-vertical-align="top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d320" draw:textarea-horizontal-align="justify" draw:textarea-vertical-align="top" draw:auto-grow-height="fals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cm"/>
    </style:style>
    <style:style style:name="gr8" style:family="graphic" style:parent-style-name="objectwithoutfill">
      <style:graphic-properties svg:stroke-width="0.05cm" svg:stroke-color="#000080" draw:marker-start-width="0.2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marker-start-width="0.275cm" draw:marker-end-width="0.275cm" draw:fill="solid" draw:fill-color="#e6e64c" draw:textarea-horizontal-align="justify" draw:textarea-vertical-align="top" draw:auto-grow-height="false"/>
    </style:style>
    <style:style style:name="gr10" style:family="graphic" style:parent-style-name="standard">
      <style:graphic-properties draw:fill="solid" draw:fill-color="#e6e64c" draw:textarea-horizontal-align="justify" draw:textarea-vertical-align="top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57cm"/>
    </style:style>
    <style:style style:name="gr12" style:family="graphic" style:parent-style-name="objectwithoutfill">
      <style:graphic-properties svg:stroke-color="#008000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cm"/>
    </style:style>
    <style:style style:name="gr14" style:family="graphic" style:parent-style-name="standard">
      <style:graphic-properties draw:stroke="dash" draw:stroke-dash="Ultrafine_20_Dashed" draw:fill="solid" draw:fill-color="#800000" draw:textarea-horizontal-align="justify" draw:textarea-vertical-align="middle" draw:auto-grow-height="false"/>
    </style:style>
    <style:style style:name="gr15" style:family="graphic" style:parent-style-name="standard">
      <style:graphic-properties draw:stroke="dash" draw:stroke-dash="Ultrafine_20_Dashed" draw:fill="solid" draw:fill-color="#ffd320" draw:textarea-horizontal-align="justify" draw:textarea-vertical-align="top" draw:auto-grow-height="false"/>
    </style:style>
    <style:style style:name="gr16" style:family="graphic" style:parent-style-name="objectwithoutfill">
      <style:graphic-properties svg:stroke-width="0.1cm" svg:stroke-color="#ff000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fill="solid" draw:fill-color="#ffff00" draw:textarea-horizontal-align="justify" draw:textarea-vertical-align="top" draw:auto-grow-height="false"/>
    </style:style>
    <style:style style:name="gr18" style:family="graphic" style:parent-style-name="standard">
      <style:graphic-properties draw:fill="solid" draw:fill-color="#ffcc99" draw:textarea-horizontal-align="justify" draw:textarea-vertical-align="top" draw:auto-grow-height="false"/>
    </style:style>
    <style:style style:name="gr19" style:family="graphic" style:parent-style-name="standard">
      <style:graphic-properties draw:stroke="dash" draw:stroke-dash="Ultrafine_20_Dashed" draw:fill="solid" draw:fill-color="#ffcc99" draw:textarea-horizontal-align="justify" draw:textarea-vertical-align="top" draw:auto-grow-height="fals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style:text-properties fo:font-size="8pt"/>
    </style:style>
    <style:style style:name="P6" style:family="paragraph">
      <style:text-properties fo:color="#008000" fo:font-size="12pt" style:font-size-asian="12pt" style:font-size-complex="12pt"/>
    </style:style>
    <style:style style:name="P7" style:family="paragraph">
      <style:text-properties fo:color="#800000" fo:font-size="18pt"/>
    </style:style>
    <style:style style:name="P8" style:family="paragraph">
      <style:text-properties fo:font-size="8pt" fo:font-weight="bold" style:font-weight-asian="bold" style:font-weight-complex="bold"/>
    </style:style>
    <style:style style:name="P9" style:family="paragraph"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style:text-properties fo:color="#008000"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008000" fo:font-size="12pt" style:font-size-asian="12pt" style:font-size-complex="12pt"/>
    </style:style>
    <style:style style:name="T7" style:family="text">
      <style:text-properties fo:color="#800000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008000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609cm" svg:height="4.716cm" svg:x="2.049cm" svg:y="3.434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563cm" svg:height="1.523cm" svg:x="2.296cm" svg:y="4.15cm">
          <draw:text-box>
            <text:p><text:span text:style-name="T2">name = “jack”</text:span><text:span text:style-name="T3"><text:line-break/></text:span><text:span text:style-name="T4">givenName = “Jack”</text:span></text:p>
            <text:p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1" draw:text-style-name="P3" xml:id="id1" draw:id="id1" draw:layer="layout" svg:width="5.609cm" svg:height="0.916cm" svg:x="2.49cm" svg:y="5.684cm">
          <text:p text:style-name="P3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7" draw:id="id7" draw:layer="layout" svg:width="5.609cm" svg:height="0.916cm" svg:x="2.491cm" svg:y="6.85cm">
          <text:p text:style-name="P3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5.609cm" svg:height="4.716cm" svg:x="10.05cm" svg:y="1.75cm"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894cm" svg:height="0.887cm" svg:x="10.437cm" svg:y="2.65cm">
          <draw:text-box>
            <text:p><text:span text:style-name="T2">name = “Captain”</text:span><text:span text:style-name="T3"><text:line-break/></text:span><text:span text:style-name="T3">...</text:span></text:p>
          </draw:text-box>
        </draw:frame>
        <draw:connector draw:style-name="gr4" draw:text-style-name="P4" draw:layer="layout" draw:type="curve" svg:x1="8.099cm" svg:y1="6.142cm" svg:x2="10.05cm" svg:y2="4.108cm" draw:start-shape="id1" draw:start-glue-point="1" draw:end-shape="id2" draw:end-glue-point="3" svg:d="m8099 6142c1462 0 487-2034 1951-2034">
          <text:p/>
        </draw:connector>
        <draw:custom-shape draw:style-name="gr3" draw:text-style-name="P3" xml:id="id3" draw:id="id3" draw:layer="layout" svg:width="5.609cm" svg:height="0.916cm" svg:x="10.441cm" svg:y="3.584cm">
          <text:p text:style-name="P3"><text:span text:style-name="T5">account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4" draw:id="id4" draw:layer="layout" svg:width="6.359cm" svg:height="1.957cm" svg:x="18.15cm" svg:y="2.278cm"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draw:layer="layout" svg:width="5.756cm" svg:height="0.887cm" svg:x="18.537cm" svg:y="3.117cm">
          <draw:text-box>
            <text:p><text:span text:style-name="T2">name = “Maritime Information System”</text:span><text:span text:style-name="T3"><text:line-break/></text:span><text:span text:style-name="T3">...</text:span></text:p>
          </draw:text-box>
        </draw:frame>
        <draw:connector draw:style-name="gr4" draw:text-style-name="P4" draw:layer="layout" draw:type="curve" svg:x1="16.05cm" svg:y1="4.042cm" svg:x2="18.15cm" svg:y2="3.256cm" draw:start-shape="id3" draw:start-glue-point="1" draw:end-shape="id4" draw:end-glue-point="3" svg:d="m16050 4042c1575 0 525-786 2100-786">
          <text:p/>
        </draw:connector>
        <draw:custom-shape draw:style-name="gr5" draw:text-style-name="P1" xml:id="id6" draw:id="id6" draw:layer="layout" svg:width="6.359cm" svg:height="1.957cm" svg:x="18.151cm" svg:y="6.379cm">
          <draw:glue-point draw:id="4" svg:x="-5.002cm" svg:y="1.904cm"/>
          <draw:glue-point draw:id="5" svg:x="-4.986cm" svg:y="-1.904cm"/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draw:layer="layout" svg:width="4.604cm" svg:height="0.887cm" svg:x="18.538cm" svg:y="7.218cm">
          <draw:text-box>
            <text:p><text:span text:style-name="T2">name = “Rum Supply System”</text:span><text:span text:style-name="T3"><text:line-break/></text:span><text:span text:style-name="T3">...</text:span></text:p>
          </draw:text-box>
        </draw:frame>
        <draw:custom-shape draw:style-name="gr5" draw:text-style-name="P1" xml:id="id11" draw:id="id11" draw:layer="layout" svg:width="6.359cm" svg:height="1.957cm" svg:x="18.151cm" svg:y="9.921cm"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" draw:layer="layout" svg:width="4.045cm" svg:height="0.887cm" svg:x="18.538cm" svg:y="10.76cm">
          <draw:text-box>
            <text:p><text:span text:style-name="T2">name = “Shipwreck Cove”</text:span><text:span text:style-name="T3"><text:line-break/></text:span><text:span text:style-name="T3">...</text:span></text:p>
          </draw:text-box>
        </draw:frame>
        <draw:custom-shape draw:style-name="gr3" draw:text-style-name="P3" xml:id="id5" draw:id="id5" draw:layer="layout" svg:width="5.609cm" svg:height="0.916cm" svg:x="10.442cm" svg:y="4.8cm">
          <text:p text:style-name="P3"><text:span text:style-name="T5">account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svg:x1="16.051cm" svg:y1="5.258cm" svg:x2="18.16cm" svg:y2="6.985cm" draw:start-shape="id5" draw:start-glue-point="1" draw:end-shape="id6" draw:end-glue-point="5" svg:d="m16051 5258c1575 0 521 1727 2109 1727">
          <text:p/>
        </draw:connector>
        <draw:custom-shape draw:style-name="gr3" draw:text-style-name="P1" xml:id="id8" draw:id="id8" draw:layer="layout" svg:width="5.609cm" svg:height="4.716cm" svg:x="10.051cm" svg:y="7.15cm"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644cm" svg:height="0.887cm" svg:x="10.438cm" svg:y="8.05cm">
          <draw:text-box>
            <text:p><text:span text:style-name="T2">name = “Pirate”</text:span><text:span text:style-name="T3"><text:line-break/></text:span><text:span text:style-name="T3">...</text:span></text:p>
          </draw:text-box>
        </draw:frame>
        <draw:custom-shape draw:style-name="gr3" draw:text-style-name="P3" xml:id="id9" draw:id="id9" draw:layer="layout" svg:width="5.609cm" svg:height="0.916cm" svg:x="10.442cm" svg:y="8.984cm">
          <text:p text:style-name="P3"><text:span text:style-name="T5">account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0" draw:id="id10" draw:layer="layout" svg:width="5.609cm" svg:height="0.916cm" svg:x="10.443cm" svg:y="10.2cm">
          <text:p text:style-name="P3"><text:span text:style-name="T5">account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svg:x1="8.1cm" svg:y1="7.308cm" svg:x2="10.051cm" svg:y2="9.508cm" draw:start-shape="id7" draw:start-glue-point="1" draw:end-shape="id8" svg:d="m8100 7308c1462 0 487 2200 1951 2200">
          <text:p/>
        </draw:connector>
        <draw:connector draw:style-name="gr4" draw:text-style-name="P4" draw:layer="layout" draw:type="curve" svg:x1="16.051cm" svg:y1="9.442cm" svg:x2="18.151cm" svg:y2="7.729cm" draw:start-shape="id9" draw:start-glue-point="1" draw:end-shape="id6" draw:end-glue-point="4" svg:d="m16051 9442c1575 0 525-1713 2100-1713">
          <text:p/>
        </draw:connector>
        <draw:connector draw:style-name="gr4" draw:text-style-name="P4" draw:layer="layout" draw:type="curve" svg:x1="16.052cm" svg:y1="10.658cm" svg:x2="18.151cm" svg:y2="10.899cm" draw:start-shape="id10" draw:start-glue-point="1" draw:end-shape="id11" svg:d="m16052 10658c1573 0 524 241 2099 241">
          <text:p/>
        </draw:connector>
      </draw:page>
      <draw:page draw:name="page2" draw:style-name="dp1" draw:master-page-name="Default">
        <draw:custom-shape draw:style-name="gr1" draw:text-style-name="P1" draw:layer="layout" svg:width="5.609cm" svg:height="7.459cm" svg:x="2.049cm" svg:y="2.941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563cm" svg:height="1.523cm" svg:x="2.296cm" svg:y="3.657cm">
          <draw:text-box>
            <text:p text:style-name="P5"><text:span text:style-name="T2">name = “jack”</text:span><text:span text:style-name="T3"><text:line-break/></text:span><text:span text:style-name="T4">givenName = “Jack”</text:span></text:p>
            <text:p text:style-name="P5"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1" draw:text-style-name="P3" xml:id="id12" draw:id="id12" draw:layer="layout" svg:width="5.609cm" svg:height="0.916cm" svg:x="2.49cm" svg:y="5.191cm">
          <text:p text:style-name="P3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8" draw:id="id18" draw:layer="layout" svg:width="5.609cm" svg:height="0.916cm" svg:x="2.491cm" svg:y="6.357cm">
          <text:p text:style-name="P3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3" draw:id="id13" draw:layer="layout" svg:width="5.609cm" svg:height="4.172cm" svg:x="10.05cm" svg:y="1.257cm"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894cm" svg:height="0.887cm" svg:x="10.437cm" svg:y="2.07cm">
          <draw:text-box>
            <text:p text:style-name="P5"><text:span text:style-name="T2">name = “Captain”</text:span><text:span text:style-name="T3"><text:line-break/></text:span><text:span text:style-name="T3">...</text:span></text:p>
          </draw:text-box>
        </draw:frame>
        <draw:connector draw:style-name="gr8" draw:text-style-name="P4" draw:layer="layout" draw:type="curve" svg:x1="8.099cm" svg:y1="5.649cm" svg:x2="10.05cm" svg:y2="3.343cm" draw:start-shape="id12" draw:start-glue-point="1" draw:end-shape="id13" draw:end-glue-point="3" svg:d="m8099 5649c1462 0 487-2306 1951-2306">
          <text:p/>
        </draw:connector>
        <draw:custom-shape draw:style-name="gr3" draw:text-style-name="P3" xml:id="id14" draw:id="id14" draw:layer="layout" svg:width="5.609cm" svg:height="0.916cm" svg:x="10.441cm" svg:y="3.091cm">
          <text:p text:style-name="P3"><text:span text:style-name="T5">account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5" draw:id="id15" draw:layer="layout" svg:width="6.359cm" svg:height="2.1cm" svg:x="18.15cm" svg:y="1.257cm"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.756cm" svg:height="0.887cm" svg:x="18.537cm" svg:y="2.157cm">
          <draw:text-box>
            <text:p text:style-name="P5"><text:span text:style-name="T2">name = “Maritime Information System”</text:span><text:span text:style-name="T3"><text:line-break/></text:span><text:span text:style-name="T3">...</text:span></text:p>
          </draw:text-box>
        </draw:frame>
        <draw:connector draw:style-name="gr4" draw:text-style-name="P4" draw:layer="layout" draw:type="curve" svg:x1="16.05cm" svg:y1="3.549cm" svg:x2="18.15cm" svg:y2="2.307cm" draw:start-shape="id14" draw:start-glue-point="1" draw:end-shape="id15" draw:end-glue-point="3" svg:d="m16050 3549c1575 0 525-1242 2100-1242">
          <text:p/>
        </draw:connector>
        <draw:custom-shape draw:style-name="gr5" draw:text-style-name="P1" xml:id="id17" draw:id="id17" draw:layer="layout" svg:width="6.359cm" svg:height="2.1cm" svg:x="18.151cm" svg:y="5.657cm">
          <draw:glue-point draw:id="4" svg:x="-5.002cm" svg:y="1.904cm"/>
          <draw:glue-point draw:id="5" svg:x="-4.986cm" svg:y="-1.904cm"/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604cm" svg:height="0.887cm" svg:x="18.538cm" svg:y="6.557cm">
          <draw:text-box>
            <text:p text:style-name="P5"><text:span text:style-name="T2">name = “Rum Supply System”</text:span><text:span text:style-name="T3"><text:line-break/></text:span><text:span text:style-name="T3">...</text:span></text:p>
          </draw:text-box>
        </draw:frame>
        <draw:custom-shape draw:style-name="gr5" draw:text-style-name="P1" xml:id="id22" draw:id="id22" draw:layer="layout" svg:width="6.359cm" svg:height="2.1cm" svg:x="18.151cm" svg:y="9.457cm"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045cm" svg:height="0.887cm" svg:x="18.538cm" svg:y="10.357cm">
          <draw:text-box>
            <text:p text:style-name="P5"><text:span text:style-name="T2">name = “Shipwreck Cove”</text:span><text:span text:style-name="T3"><text:line-break/></text:span><text:span text:style-name="T3">...</text:span></text:p>
          </draw:text-box>
        </draw:frame>
        <draw:custom-shape draw:style-name="gr3" draw:text-style-name="P3" xml:id="id16" draw:id="id16" draw:layer="layout" svg:width="5.609cm" svg:height="0.916cm" svg:x="10.442cm" svg:y="4.307cm">
          <text:p text:style-name="P3"><text:span text:style-name="T5">account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svg:x1="16.051cm" svg:y1="4.765cm" svg:x2="18.16cm" svg:y2="6.308cm" draw:start-shape="id16" draw:start-glue-point="1" draw:end-shape="id17" draw:end-glue-point="5" svg:d="m16051 4765c1575 0 521 1543 2109 1543">
          <text:p/>
        </draw:connector>
        <draw:custom-shape draw:style-name="gr3" draw:text-style-name="P1" xml:id="id19" draw:id="id19" draw:layer="layout" svg:width="5.609cm" svg:height="4.172cm" svg:x="10.051cm" svg:y="5.778cm"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644cm" svg:height="0.887cm" svg:x="10.414cm" svg:y="6.731cm">
          <draw:text-box>
            <text:p text:style-name="P5"><text:span text:style-name="T2">name = “Pirate”</text:span><text:span text:style-name="T3"><text:line-break/></text:span><text:span text:style-name="T3">...</text:span></text:p>
          </draw:text-box>
        </draw:frame>
        <draw:custom-shape draw:style-name="gr3" draw:text-style-name="P3" xml:id="id20" draw:id="id20" draw:layer="layout" svg:width="5.609cm" svg:height="0.916cm" svg:x="10.442cm" svg:y="7.618cm">
          <text:p text:style-name="P3"><text:span text:style-name="T5">account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1" draw:id="id21" draw:layer="layout" svg:width="5.609cm" svg:height="0.916cm" svg:x="10.443cm" svg:y="8.834cm">
          <text:p text:style-name="P3"><text:span text:style-name="T5">account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curve" svg:x1="8.1cm" svg:y1="6.815cm" svg:x2="10.051cm" svg:y2="7.864cm" draw:start-shape="id18" draw:start-glue-point="1" draw:end-shape="id19" svg:d="m8100 6815c1462 0 487 1049 1951 1049">
          <text:p/>
        </draw:connector>
        <draw:connector draw:style-name="gr4" draw:text-style-name="P4" draw:layer="layout" draw:type="curve" svg:x1="16.051cm" svg:y1="8.076cm" svg:x2="18.151cm" svg:y2="7.106cm" draw:start-shape="id20" draw:start-glue-point="1" draw:end-shape="id17" draw:end-glue-point="4" svg:d="m16051 8076c1575 0 525-970 2100-970">
          <text:p/>
        </draw:connector>
        <draw:connector draw:style-name="gr4" draw:text-style-name="P4" draw:layer="layout" draw:type="curve" svg:x1="16.052cm" svg:y1="9.292cm" svg:x2="18.151cm" svg:y2="10.507cm" draw:start-shape="id21" draw:start-glue-point="1" draw:end-shape="id22" svg:d="m16052 9292c1573 0 524 1215 2099 1215">
          <text:p/>
        </draw:connector>
        <draw:custom-shape draw:style-name="gr9" draw:text-style-name="P3" xml:id="id23" draw:id="id23" draw:layer="layout" svg:width="5.609cm" svg:height="0.643cm" svg:x="2.491cm" svg:y="7.707cm">
          <text:p text:style-name="P3"><text:span text:style-name="T5">accountRef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25" draw:id="id25" draw:layer="layout" svg:width="5.609cm" svg:height="0.643cm" svg:x="2.492cm" svg:y="8.502cm">
          <text:p text:style-name="P3"><text:span text:style-name="T5">accountRef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24" draw:id="id24" draw:layer="layout" svg:width="5.609cm" svg:height="2.425cm" svg:x="10cm" svg:y="11.75cm">
          <text:p text:style-name="P1"><text:span text:style-name="T1">Account (Shadow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038cm" svg:height="0.569cm" svg:x="10.247cm" svg:y="12.55cm">
          <draw:text-box>
            <text:p text:style-name="P5"><text:span text:style-name="T2">name = “jsparrow”</text:span></text:p>
          </draw:text-box>
        </draw:frame>
        <draw:custom-shape draw:style-name="gr9" draw:text-style-name="P3" xml:id="id27" draw:id="id27" draw:layer="layout" svg:width="5.609cm" svg:height="0.662cm" svg:x="10.559cm" svg:y="13.3cm">
          <text:p text:style-name="P3"><text:span text:style-name="T5">resourceRef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26" draw:id="id26" draw:layer="layout" svg:width="5.609cm" svg:height="2.425cm" svg:x="10cm" svg:y="14.463cm">
          <text:p text:style-name="P1"><text:span text:style-name="T1">Account (Shadow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2.957cm" svg:height="0.569cm" svg:x="10.25cm" svg:y="15.293cm">
          <draw:text-box>
            <text:p text:style-name="P5"><text:span text:style-name="T2">name = “sparrow”</text:span></text:p>
          </draw:text-box>
        </draw:frame>
        <draw:custom-shape draw:style-name="gr9" draw:text-style-name="P3" xml:id="id28" draw:id="id28" draw:layer="layout" svg:width="5.609cm" svg:height="0.662cm" svg:x="10.541cm" svg:y="15.993cm">
          <text:p text:style-name="P3"><text:span text:style-name="T5">resourceRef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4" draw:layer="layout" draw:type="curve" svg:x1="8.1cm" svg:y1="8.028cm" svg:x2="10cm" svg:y2="12.962cm" draw:start-shape="id23" draw:start-glue-point="1" draw:end-shape="id24" svg:d="m8100 8028c1425 0 475 4934 1900 4934">
          <text:p/>
        </draw:connector>
        <draw:connector draw:style-name="gr12" draw:text-style-name="P4" draw:layer="layout" draw:type="curve" draw:line-skew="-0.199cm" svg:x1="8.101cm" svg:y1="8.823cm" svg:x2="10cm" svg:y2="15.675cm" draw:start-shape="id25" draw:start-glue-point="1" draw:end-shape="id26" svg:d="m8101 8823c1125 0 176 6852 1899 6852">
          <text:p/>
        </draw:connector>
        <draw:connector draw:style-name="gr4" draw:text-style-name="P4" draw:layer="layout" draw:type="curve" svg:x1="16.168cm" svg:y1="13.631cm" svg:x2="21.33cm" svg:y2="11.557cm" draw:start-shape="id27" draw:start-glue-point="1" draw:end-shape="id22" draw:end-glue-point="2" svg:d="m16168 13631c3442 0 5162-691 5162-2074">
          <text:p/>
        </draw:connector>
        <draw:connector draw:style-name="gr4" draw:text-style-name="P4" draw:layer="layout" draw:type="curve" draw:line-skew="-0.346cm" svg:x1="16.15cm" svg:y1="16.324cm" svg:x2="24.51cm" svg:y2="6.707cm" draw:start-shape="id28" draw:start-glue-point="1" draw:end-shape="id17" draw:end-glue-point="1" svg:d="m16150 16324c12772 0 8592-9617 8360-9617">
          <text:p/>
        </draw:connector>
        <draw:custom-shape draw:style-name="gr9" draw:text-style-name="P3" xml:id="id30" draw:id="id30" draw:layer="layout" svg:width="5.609cm" svg:height="0.643cm" svg:x="2.493cm" svg:y="9.357cm">
          <text:p text:style-name="P3"><text:span text:style-name="T5">accountRef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31" draw:id="id31" draw:layer="layout" svg:width="5.609cm" svg:height="2.425cm" svg:x="10cm" svg:y="17.118cm">
          <text:p text:style-name="P1"><text:span text:style-name="T1">Account (Shadow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094cm" svg:height="0.569cm" svg:x="10.247cm" svg:y="17.943cm">
          <draw:text-box>
            <text:p text:style-name="P5"><text:span text:style-name="T2">name = “js”</text:span></text:p>
          </draw:text-box>
        </draw:frame>
        <draw:custom-shape draw:style-name="gr9" draw:text-style-name="P3" xml:id="id29" draw:id="id29" draw:layer="layout" svg:width="5.609cm" svg:height="0.662cm" svg:x="10.559cm" svg:y="18.581cm">
          <text:p text:style-name="P3"><text:span text:style-name="T5">resourceRef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draw:line-skew="0.505cm" svg:x1="16.168cm" svg:y1="18.912cm" svg:x2="24.509cm" svg:y2="2.307cm" draw:start-shape="id29" draw:start-glue-point="1" draw:end-shape="id15" draw:end-glue-point="1" svg:d="m16168 18912c14020 0 9850-16605 8341-16605">
          <text:p/>
        </draw:connector>
        <draw:connector draw:style-name="gr12" draw:text-style-name="P4" draw:layer="layout" draw:type="curve" draw:line-skew="-0.401cm" svg:x1="8.102cm" svg:y1="9.678cm" svg:x2="10cm" svg:y2="18.33cm" draw:start-shape="id30" draw:start-glue-point="1" draw:end-shape="id31" draw:end-glue-point="3" svg:d="m8102 9678c822 0-127 8652 1898 8652">
          <text:p/>
        </draw:connector>
        <draw:frame draw:style-name="gr13" draw:text-style-name="P6" draw:layer="layout" svg:width="1.8cm" svg:height="0.725cm" svg:x="7.35cm" svg:y="13.057cm">
          <draw:text-box>
            <text:p text:style-name="P6"><text:span text:style-name="T6">link</text:span></text:p>
          </draw:text-box>
        </draw:frame>
        <draw:custom-shape draw:style-name="gr14" draw:text-style-name="P4" draw:layer="layout" svg:width="0.95cm" svg:height="1.3cm" svg:x="12.2cm" svg:y="10.2cm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7" draw:layer="layout" svg:width="1.979cm" svg:height="0.962cm" svg:x="13.171cm" svg:y="10.35cm">
          <draw:text-box>
            <text:p text:style-name="P7"><text:span text:style-name="T7">imply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5.609cm" svg:height="7.459cm" svg:x="2.049cm" svg:y="2.941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563cm" svg:height="1.523cm" svg:x="2.296cm" svg:y="3.657cm">
          <draw:text-box>
            <text:p text:style-name="P5"><text:span text:style-name="T2">name = “jack”</text:span><text:span text:style-name="T3"><text:line-break/></text:span><text:span text:style-name="T2">givenName = “Jack”</text:span></text:p>
            <text:p text:style-name="P5"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1" draw:text-style-name="P3" xml:id="id32" draw:id="id32" draw:layer="layout" svg:width="5.609cm" svg:height="0.916cm" svg:x="2.49cm" svg:y="5.191cm">
          <text:p text:style-name="P3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3" draw:id="id33" draw:layer="layout" svg:width="5.609cm" svg:height="8.343cm" svg:x="10.05cm" svg:y="1.257cm"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894cm" svg:height="0.887cm" svg:x="10.437cm" svg:y="2.07cm">
          <draw:text-box>
            <text:p text:style-name="P5"><text:span text:style-name="T2">name = “Captain”</text:span><text:span text:style-name="T3"><text:line-break/></text:span><text:span text:style-name="T3">...</text:span></text:p>
          </draw:text-box>
        </draw:frame>
        <draw:connector draw:style-name="gr8" draw:text-style-name="P4" draw:layer="layout" draw:type="curve" svg:x1="8.099cm" svg:y1="5.649cm" svg:x2="10.05cm" svg:y2="5.428cm" draw:start-shape="id32" draw:start-glue-point="1" draw:end-shape="id33" draw:end-glue-point="3" svg:d="m8099 5649c1462 0 487-221 1951-221">
          <text:p/>
        </draw:connector>
        <draw:custom-shape draw:style-name="gr15" draw:text-style-name="P3" draw:layer="layout" svg:width="5.609cm" svg:height="0.916cm" svg:x="10.441cm" svg:y="3.091cm">
          <text:p text:style-name="P3"><text:span text:style-name="T5">account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5" draw:id="id35" draw:layer="layout" svg:width="6.359cm" svg:height="2.1cm" svg:x="18.151cm" svg:y="5.657cm">
          <draw:glue-point draw:id="4" svg:x="-5.002cm" svg:y="1.904cm"/>
          <draw:glue-point draw:id="5" svg:x="-4.986cm" svg:y="-1.904cm"/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604cm" svg:height="0.887cm" svg:x="18.538cm" svg:y="6.557cm">
          <draw:text-box>
            <text:p text:style-name="P5"><text:span text:style-name="T2">name = “Rum Supply System”</text:span><text:span text:style-name="T3"><text:line-break/></text:span><text:span text:style-name="T3">...</text:span></text:p>
          </draw:text-box>
        </draw:frame>
        <draw:custom-shape draw:style-name="gr3" draw:text-style-name="P3" xml:id="id34" draw:id="id34" draw:layer="layout" svg:width="5.609cm" svg:height="4.743cm" svg:x="10.442cm" svg:y="4.307cm">
          <text:p text:style-name="P3"><text:span text:style-name="T5">account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svg:x1="16.051cm" svg:y1="6.678cm" svg:x2="18.16cm" svg:y2="6.308cm" draw:start-shape="id34" draw:start-glue-point="1" draw:end-shape="id35" draw:end-glue-point="5" svg:d="m16051 6678c1575 0 521-370 2109-370">
          <text:p/>
        </draw:connector>
        <draw:custom-shape draw:style-name="gr9" draw:text-style-name="P3" xml:id="id36" draw:id="id36" draw:layer="layout" svg:width="5.609cm" svg:height="0.643cm" svg:x="2.492cm" svg:y="8.502cm">
          <text:p text:style-name="P3"><text:span text:style-name="T5">accountRef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37" draw:id="id37" draw:layer="layout" svg:width="5.609cm" svg:height="4.888cm" svg:x="10cm" svg:y="12cm">
          <text:p text:style-name="P1"><text:span text:style-name="T1">Account (Shadow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2.957cm" svg:height="0.569cm" svg:x="10.25cm" svg:y="12.95cm">
          <draw:text-box>
            <text:p text:style-name="P5"><text:span text:style-name="T2">name = “sparrow”</text:span></text:p>
          </draw:text-box>
        </draw:frame>
        <draw:custom-shape draw:style-name="gr9" draw:text-style-name="P3" xml:id="id38" draw:id="id38" draw:layer="layout" svg:width="5.609cm" svg:height="0.662cm" svg:x="10.541cm" svg:y="15.993cm">
          <text:p text:style-name="P3"><text:span text:style-name="T5">resourceRef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4" draw:layer="layout" draw:type="curve" draw:line-skew="-0.199cm" svg:x1="8.101cm" svg:y1="8.823cm" svg:x2="10cm" svg:y2="14.444cm" draw:start-shape="id36" draw:start-glue-point="1" draw:end-shape="id37" svg:d="m8101 8823c1125 0 176 5621 1899 5621">
          <text:p/>
        </draw:connector>
        <draw:connector draw:style-name="gr4" draw:text-style-name="P4" draw:layer="layout" draw:type="curve" svg:x1="16.15cm" svg:y1="16.324cm" svg:x2="21.33cm" svg:y2="7.757cm" draw:start-shape="id38" draw:start-glue-point="1" draw:end-shape="id35" draw:end-glue-point="2" svg:d="m16150 16324c3454 0 5180-2855 5180-8567">
          <text:p/>
        </draw:connector>
        <draw:frame draw:style-name="gr13" draw:text-style-name="P6" draw:layer="layout" svg:width="1.8cm" svg:height="0.725cm" svg:x="7.35cm" svg:y="13.057cm">
          <draw:text-box>
            <text:p text:style-name="P6"><text:span text:style-name="T6">link</text:span></text:p>
          </draw:text-box>
        </draw:frame>
        <draw:custom-shape draw:style-name="gr14" draw:text-style-name="P4" draw:layer="layout" svg:width="0.95cm" svg:height="1.3cm" svg:x="12.2cm" svg:y="10.2cm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7" draw:layer="layout" svg:width="1.979cm" svg:height="0.962cm" svg:x="13.171cm" svg:y="10.35cm">
          <draw:text-box>
            <text:p text:style-name="P7"><text:span text:style-name="T7">imply</text:span></text:p>
          </draw:text-box>
        </draw:frame>
        <draw:custom-shape draw:style-name="gr3" draw:text-style-name="P3" draw:layer="layout" svg:width="4.9cm" svg:height="1.65cm" svg:x="10.8cm" svg:y="5.05cm">
          <text:p text:style-name="P3"><text:span text:style-name="T5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991cm" svg:height="0.887cm" svg:x="11.056cm" svg:y="5.75cm">
          <draw:text-box>
            <text:p text:style-name="P5"><text:span text:style-name="T2">ref = rum:mugSize</text:span><text:span text:style-name="T3"><text:line-break/></text:span><text:span text:style-name="T2">value = “BIG”</text:span></text:p>
          </draw:text-box>
        </draw:frame>
        <draw:custom-shape draw:style-name="gr3" draw:text-style-name="P3" draw:layer="layout" svg:width="4.9cm" svg:height="1.65cm" svg:x="10.8cm" svg:y="7cm">
          <text:p text:style-name="P3"><text:span text:style-name="T5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9" draw:layer="layout" svg:width="4.1cm" svg:height="0.887cm" svg:x="11.056cm" svg:y="7.7cm">
          <draw:text-box>
            <text:p text:style-name="P8"><text:span text:style-name="T2">ref = rum:mugName</text:span><text:span text:style-name="T2"><text:line-break/></text:span><text:span text:style-name="T2">source = $user/givenName</text:span></text:p>
          </draw:text-box>
        </draw:frame>
        <draw:custom-shape draw:style-name="gr3" draw:text-style-name="P3" draw:layer="layout" svg:width="4.9cm" svg:height="1.65cm" svg:x="10.8cm" svg:y="5.05cm">
          <text:p text:style-name="P3"><text:span text:style-name="T5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991cm" svg:height="0.887cm" svg:x="11.056cm" svg:y="5.75cm">
          <draw:text-box>
            <text:p text:style-name="P5"><text:span text:style-name="T2">ref = rum:mugSize</text:span><text:span text:style-name="T3"><text:line-break/></text:span><text:span text:style-name="T2">value = “BIG”</text:span></text:p>
          </draw:text-box>
        </draw:frame>
        <draw:custom-shape draw:style-name="gr9" draw:text-style-name="P3" draw:layer="layout" svg:width="4.858cm" svg:height="2.3cm" svg:x="10.542cm" svg:y="13.55cm">
          <text:p text:style-name="P3"><text:span text:style-name="T5">attribute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3.114cm" svg:height="1.841cm" svg:x="10.6cm" svg:y="14.043cm">
          <draw:text-box>
            <text:p text:style-name="P5"><text:span text:style-name="T4">name = “sparrow”</text:span><text:span text:style-name="T4"><text:line-break/></text:span><text:span text:style-name="T4">…</text:span><text:span text:style-name="T2"><text:line-break/></text:span><text:span text:style-name="T2">mugName = “Jack”</text:span></text:p>
            <text:p text:style-name="P5"><text:span text:style-name="T2">mugSize = “BIG”</text:span><text:span text:style-name="T2"><text:line-break/></text:span><text:span text:style-name="T4">...</text:span></text:p>
          </draw:text-box>
        </draw:frame>
      </draw:page>
      <draw:page draw:name="page4" draw:style-name="dp1" draw:master-page-name="Default">
        <draw:custom-shape draw:style-name="gr1" draw:text-style-name="P1" draw:layer="layout" svg:width="5.609cm" svg:height="7.459cm" svg:x="2.049cm" svg:y="2.941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563cm" svg:height="1.523cm" svg:x="2.296cm" svg:y="3.657cm">
          <draw:text-box>
            <text:p text:style-name="P5"><text:span text:style-name="T2">name = “jack”</text:span><text:span text:style-name="T3"><text:line-break/></text:span><text:span text:style-name="T2">givenName = “Jack”</text:span></text:p>
            <text:p text:style-name="P5"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1" draw:text-style-name="P3" xml:id="id39" draw:id="id39" draw:layer="layout" svg:width="5.609cm" svg:height="0.916cm" svg:x="2.49cm" svg:y="5.191cm">
          <text:p text:style-name="P3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0" draw:id="id40" draw:layer="layout" svg:width="5.609cm" svg:height="8.343cm" svg:x="10.05cm" svg:y="1.257cm"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894cm" svg:height="0.887cm" svg:x="10.437cm" svg:y="2.07cm">
          <draw:text-box>
            <text:p text:style-name="P5"><text:span text:style-name="T2">name = “Captain”</text:span><text:span text:style-name="T3"><text:line-break/></text:span><text:span text:style-name="T3">...</text:span></text:p>
          </draw:text-box>
        </draw:frame>
        <draw:connector draw:style-name="gr8" draw:text-style-name="P4" draw:layer="layout" draw:type="curve" svg:x1="8.099cm" svg:y1="5.649cm" svg:x2="10.05cm" svg:y2="5.428cm" draw:start-shape="id39" draw:start-glue-point="1" draw:end-shape="id40" draw:end-glue-point="3" svg:d="m8099 5649c1462 0 487-221 1951-221">
          <text:p/>
        </draw:connector>
        <draw:custom-shape draw:style-name="gr15" draw:text-style-name="P3" draw:layer="layout" svg:width="5.609cm" svg:height="0.916cm" svg:x="10.441cm" svg:y="3.091cm">
          <text:p text:style-name="P3"><text:span text:style-name="T5">account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42" draw:id="id42" draw:layer="layout" svg:width="6.359cm" svg:height="2.1cm" svg:x="18.151cm" svg:y="5.657cm">
          <draw:glue-point draw:id="4" svg:x="-5.002cm" svg:y="1.904cm"/>
          <draw:glue-point draw:id="5" svg:x="-4.986cm" svg:y="-1.904cm"/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604cm" svg:height="0.887cm" svg:x="18.538cm" svg:y="6.557cm">
          <draw:text-box>
            <text:p text:style-name="P5"><text:span text:style-name="T2">name = “Rum Supply System”</text:span><text:span text:style-name="T3"><text:line-break/></text:span><text:span text:style-name="T3">...</text:span></text:p>
          </draw:text-box>
        </draw:frame>
        <draw:custom-shape draw:style-name="gr3" draw:text-style-name="P3" xml:id="id41" draw:id="id41" draw:layer="layout" svg:width="5.609cm" svg:height="4.743cm" svg:x="10.442cm" svg:y="4.307cm">
          <text:p text:style-name="P3"><text:span text:style-name="T5">account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svg:x1="16.051cm" svg:y1="6.678cm" svg:x2="18.16cm" svg:y2="6.308cm" draw:start-shape="id41" draw:start-glue-point="1" draw:end-shape="id42" draw:end-glue-point="5" svg:d="m16051 6678c1575 0 521-370 2109-370">
          <text:p/>
        </draw:connector>
        <draw:custom-shape draw:style-name="gr9" draw:text-style-name="P3" xml:id="id43" draw:id="id43" draw:layer="layout" svg:width="5.609cm" svg:height="0.643cm" svg:x="2.492cm" svg:y="8.502cm">
          <text:p text:style-name="P3"><text:span text:style-name="T5">accountRef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44" draw:id="id44" draw:layer="layout" svg:width="5.609cm" svg:height="4.888cm" svg:x="10cm" svg:y="12cm">
          <text:p text:style-name="P1"><text:span text:style-name="T1">Account (Shadow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2.957cm" svg:height="0.569cm" svg:x="10.25cm" svg:y="12.95cm">
          <draw:text-box>
            <text:p text:style-name="P5"><text:span text:style-name="T2">name = “sparrow”</text:span></text:p>
          </draw:text-box>
        </draw:frame>
        <draw:custom-shape draw:style-name="gr9" draw:text-style-name="P3" xml:id="id45" draw:id="id45" draw:layer="layout" svg:width="5.609cm" svg:height="0.662cm" svg:x="10.541cm" svg:y="15.993cm">
          <text:p text:style-name="P3"><text:span text:style-name="T5">resourceRef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4" draw:layer="layout" draw:type="curve" draw:line-skew="-0.199cm" svg:x1="8.101cm" svg:y1="8.823cm" svg:x2="10cm" svg:y2="14.444cm" draw:start-shape="id43" draw:start-glue-point="1" draw:end-shape="id44" svg:d="m8101 8823c1125 0 176 5621 1899 5621">
          <text:p/>
        </draw:connector>
        <draw:connector draw:style-name="gr4" draw:text-style-name="P4" draw:layer="layout" draw:type="curve" svg:x1="16.15cm" svg:y1="16.324cm" svg:x2="21.33cm" svg:y2="7.757cm" draw:start-shape="id45" draw:start-glue-point="1" draw:end-shape="id42" draw:end-glue-point="2" svg:d="m16150 16324c3454 0 5180-2855 5180-8567">
          <text:p/>
        </draw:connector>
        <draw:frame draw:style-name="gr13" draw:text-style-name="P6" draw:layer="layout" svg:width="1.8cm" svg:height="0.725cm" svg:x="7.85cm" svg:y="12.95cm">
          <draw:text-box>
            <text:p text:style-name="P6"><text:span text:style-name="T6">link</text:span></text:p>
          </draw:text-box>
        </draw:frame>
        <draw:custom-shape draw:style-name="gr14" draw:text-style-name="P4" draw:layer="layout" svg:width="0.95cm" svg:height="1.3cm" svg:x="12.2cm" svg:y="10.2cm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7" draw:layer="layout" svg:width="1.979cm" svg:height="0.962cm" svg:x="13.171cm" svg:y="10.35cm">
          <draw:text-box>
            <text:p text:style-name="P7"><text:span text:style-name="T7">imply</text:span></text:p>
          </draw:text-box>
        </draw:frame>
        <draw:custom-shape draw:style-name="gr3" draw:text-style-name="P3" draw:layer="layout" svg:width="4.9cm" svg:height="1.65cm" svg:x="10.8cm" svg:y="5.05cm">
          <text:p text:style-name="P3"><text:span text:style-name="T5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991cm" svg:height="0.887cm" svg:x="11.056cm" svg:y="5.75cm">
          <draw:text-box>
            <text:p text:style-name="P5"><text:span text:style-name="T2">ref = rum:mugSize</text:span><text:span text:style-name="T3"><text:line-break/></text:span><text:span text:style-name="T2">value = “BIG”</text:span></text:p>
          </draw:text-box>
        </draw:frame>
        <draw:custom-shape draw:style-name="gr3" draw:text-style-name="P3" draw:layer="layout" svg:width="4.9cm" svg:height="1.65cm" svg:x="10.8cm" svg:y="7cm">
          <text:p text:style-name="P3"><text:span text:style-name="T5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9" draw:layer="layout" svg:width="4.1cm" svg:height="0.887cm" svg:x="11.056cm" svg:y="7.7cm">
          <draw:text-box>
            <text:p text:style-name="P8"><text:span text:style-name="T2">ref = rum:mugName</text:span><text:span text:style-name="T2"><text:line-break/></text:span><text:span text:style-name="T2">source = $user/givenName</text:span></text:p>
          </draw:text-box>
        </draw:frame>
        <draw:custom-shape draw:style-name="gr3" draw:text-style-name="P3" draw:layer="layout" svg:width="4.9cm" svg:height="1.65cm" svg:x="10.8cm" svg:y="5.05cm">
          <text:p text:style-name="P3"><text:span text:style-name="T5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991cm" svg:height="0.887cm" svg:x="11.056cm" svg:y="5.75cm">
          <draw:text-box>
            <text:p text:style-name="P5"><text:span text:style-name="T2">ref = rum:mugSize</text:span><text:span text:style-name="T3"><text:line-break/></text:span><text:span text:style-name="T2">value = “BIG”</text:span></text:p>
          </draw:text-box>
        </draw:frame>
        <draw:custom-shape draw:style-name="gr9" draw:text-style-name="P3" draw:layer="layout" svg:width="4.858cm" svg:height="2.3cm" svg:x="10.542cm" svg:y="13.55cm">
          <text:p text:style-name="P3"><text:span text:style-name="T5">attribute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3.114cm" svg:height="1.841cm" svg:x="10.6cm" svg:y="14.043cm">
          <draw:text-box>
            <text:p text:style-name="P5"><text:span text:style-name="T4">name = “sparrow”</text:span><text:span text:style-name="T4"><text:line-break/></text:span><text:span text:style-name="T4">…</text:span><text:span text:style-name="T2"><text:line-break/></text:span><text:span text:style-name="T2">mugName = “Jack”</text:span></text:p>
            <text:p text:style-name="P5"><text:span text:style-name="T2">mugSize = “BIG”</text:span><text:span text:style-name="T2"><text:line-break/></text:span><text:span text:style-name="T4">...</text:span></text:p>
          </draw:text-box>
        </draw:frame>
        <draw:path draw:style-name="gr16" draw:text-style-name="P4" draw:layer="layout" svg:width="6.665cm" svg:height="1.783cm" draw:transform="rotate (-0.897797367225883) translate (6.94515474345536cm 3.03785641249622cm)" svg:viewBox="0 0 6666 1784" svg:d="m0 1784c1176-1556 4460 422 6666-1784">
          <text:p/>
        </draw:path>
        <draw:path draw:style-name="gr16" draw:text-style-name="P4" draw:layer="layout" svg:width="4.672cm" svg:height="5.713cm" draw:transform="rotate (-0.897797367225883) translate (15.3792933030661cm 8.07736214746446cm)" svg:viewBox="0 0 4673 5714" svg:d="m0 357c1176-1556 6165 2293 4234 5357">
          <text:p/>
        </draw:path>
        <draw:path draw:style-name="gr16" draw:text-style-name="P4" draw:layer="layout" svg:width="7.971cm" svg:height="6.802cm" draw:transform="rotate (-0.897797367225883) translate (14.2764386379648cm 5.6114921066917cm)" svg:viewBox="0 0 7972 6803" svg:d="m0 1185c2914-3496 10732 1457 6967 5618">
          <text:p/>
        </draw:path>
      </draw:page>
      <draw:page draw:name="page5" draw:style-name="dp1" draw:master-page-name="Default">
        <draw:custom-shape draw:style-name="gr1" draw:text-style-name="P1" draw:layer="layout" svg:width="5.609cm" svg:height="7.459cm" svg:x="1.65cm" svg:y="5.691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563cm" svg:height="1.523cm" svg:x="1.897cm" svg:y="6.407cm">
          <draw:text-box>
            <text:p text:style-name="P5"><text:span text:style-name="T2">name = “jack”</text:span><text:span text:style-name="T3"><text:line-break/></text:span><text:span text:style-name="T2">givenName = “Jack”</text:span></text:p>
            <text:p text:style-name="P5"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1" draw:text-style-name="P3" xml:id="id46" draw:id="id46" draw:layer="layout" svg:width="5.609cm" svg:height="0.916cm" svg:x="2.091cm" svg:y="7.941cm">
          <text:p text:style-name="P3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7" draw:id="id47" draw:layer="layout" svg:width="6.15cm" svg:height="15.193cm" svg:x="10.05cm" svg:y="1.257cm"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894cm" svg:height="0.887cm" svg:x="10.437cm" svg:y="2.07cm">
          <draw:text-box>
            <text:p text:style-name="P5"><text:span text:style-name="T2">name = “Captain”</text:span><text:span text:style-name="T3"><text:line-break/></text:span><text:span text:style-name="T3">...</text:span></text:p>
          </draw:text-box>
        </draw:frame>
        <draw:connector draw:style-name="gr8" draw:text-style-name="P4" draw:layer="layout" draw:type="curve" svg:x1="7.7cm" svg:y1="8.399cm" svg:x2="10.05cm" svg:y2="8.853cm" draw:start-shape="id46" draw:start-glue-point="1" draw:end-shape="id47" draw:end-glue-point="3" svg:d="m7700 8399c1762 0 588 454 2350 454">
          <text:p/>
        </draw:connector>
        <draw:custom-shape draw:style-name="gr3" draw:text-style-name="P3" xml:id="id48" draw:id="id48" draw:layer="layout" svg:width="6.408cm" svg:height="13.2cm" svg:x="10.442cm" svg:y="2.85cm">
          <draw:glue-point draw:id="4" svg:x="5.003cm" svg:y="-3.75cm"/>
          <text:p text:style-name="P3"><text:span text:style-name="T5">account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5.609cm" svg:height="0.643cm" svg:x="2.093cm" svg:y="12.1cm">
          <text:p text:style-name="P3"><text:span text:style-name="T5">accountRef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50" draw:id="id50" draw:layer="layout" svg:width="5.609cm" svg:height="4.2cm" svg:x="20.15cm" svg:y="8.7cm">
          <text:p text:style-name="P1"><text:span text:style-name="T1">Account (Shadow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2.957cm" svg:height="0.569cm" svg:x="20.4cm" svg:y="9.65cm">
          <draw:text-box>
            <text:p text:style-name="P5"><text:span text:style-name="T2">name = “sparrow”</text:span></text:p>
          </draw:text-box>
        </draw:frame>
        <draw:path draw:style-name="gr12" draw:text-style-name="P4" draw:layer="layout" svg:width="15.099cm" svg:height="4.715cm" svg:x="7.7cm" svg:y="12.45cm" svg:viewBox="0 0 15100 4716" svg:d="m0 0c999 27 750 3100 2400 4200s12700 700 12700-3750">
          <text:p/>
        </draw:path>
        <draw:frame draw:style-name="gr2" draw:text-style-name="P2" draw:layer="layout" svg:width="2.991cm" svg:height="0.887cm" svg:x="11.056cm" svg:y="5.75cm">
          <draw:text-box>
            <text:p text:style-name="P5"><text:span text:style-name="T2">ref = rum:mugSize</text:span><text:span text:style-name="T3"><text:line-break/></text:span><text:span text:style-name="T2">value = “BIG”</text:span></text:p>
          </draw:text-box>
        </draw:frame>
        <draw:custom-shape draw:style-name="gr3" draw:text-style-name="P3" draw:layer="layout" svg:width="5.7cm" svg:height="6.55cm" svg:x="10.8cm" svg:y="9.05cm">
          <text:p text:style-name="P3"><text:span text:style-name="T5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9" draw:layer="layout" svg:width="3.19cm" svg:height="0.569cm" svg:x="11.056cm" svg:y="9.75cm">
          <draw:text-box>
            <text:p text:style-name="P8"><text:span text:style-name="T2">ref = rum:mugName</text:span></text:p>
          </draw:text-box>
        </draw:frame>
        <draw:custom-shape draw:style-name="gr3" draw:text-style-name="P3" draw:layer="layout" svg:width="5.598cm" svg:height="5.15cm" svg:x="10.851cm" svg:y="3.65cm">
          <text:p text:style-name="P3"><text:span text:style-name="T5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991cm" svg:height="0.569cm" svg:x="11.056cm" svg:y="4.313cm">
          <draw:text-box>
            <text:p text:style-name="P5"><text:span text:style-name="T2">ref = rum:mugSize</text:span></text:p>
          </draw:text-box>
        </draw:frame>
        <draw:custom-shape draw:style-name="gr9" draw:text-style-name="P3" draw:layer="layout" svg:width="4.858cm" svg:height="2.3cm" svg:x="20.692cm" svg:y="10.25cm">
          <text:p text:style-name="P3"><text:span text:style-name="T5">attribute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3.114cm" svg:height="1.841cm" svg:x="20.75cm" svg:y="10.743cm">
          <draw:text-box>
            <text:p text:style-name="P5"><text:span text:style-name="T4">name = “sparrow”</text:span><text:span text:style-name="T4"><text:line-break/></text:span><text:span text:style-name="T4">…</text:span><text:span text:style-name="T4"><text:line-break/></text:span><text:span text:style-name="T2">mugSize = “BIG”</text:span><text:span text:style-name="T2"><text:line-break/></text:span><text:span text:style-name="T2">mugName = “Jack”</text:span><text:span text:style-name="T2"><text:line-break/></text:span><text:span text:style-name="T4">...</text:span></text:p>
          </draw:text-box>
        </draw:frame>
        <draw:custom-shape draw:style-name="gr17" draw:text-style-name="P3" draw:layer="layout" svg:width="4.9cm" svg:height="3.3cm" svg:x="11.2cm" svg:y="5.05cm">
          <text:p text:style-name="P3"><text:span text:style-name="T5">Outbound Mapping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2.8cm" svg:height="1.05cm" svg:x="12.2cm" svg:y="5.8cm">
          <text:p text:style-name="P4"><text:span text:style-name="T8">value</text:span><text:span text:style-name="T1"><text:line-break/></text:span><text:span text:style-name="T3">“BIG”</text:span><text:span text:style-name="T5"><text:line-break/></text:span><text:span text:style-name="T5"/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4.5cm" svg:height="1cm" svg:x="13.9cm" svg:y="7cm">
          <text:p text:style-name="P4"><text:span text:style-name="T8">target</text:span><text:span text:style-name="T1"><text:line-break/></text:span><text:span text:style-name="T3">$account/attributes/mugSize</text:span><text:span text:style-name="T5"><text:line-break/></text:span><text:span text:style-name="T5"/></text:p>
          <draw:enhanced-geometry svg:viewBox="0 0 21600 21600" draw:type="rectangle" draw:enhanced-path="M 0 0 L 21600 0 21600 21600 0 21600 0 0 Z N"/>
        </draw:custom-shape>
        <draw:path draw:style-name="gr16" draw:text-style-name="P4" draw:layer="layout" svg:width="4.859cm" svg:height="0.974cm" draw:transform="skewX (0.00942477796076949) rotate (-0.893084978245499) translate (18.2935338387791cm 7.43668447511192cm)" svg:viewBox="0 0 4860 975" svg:d="m0 183c611-849 3993 1597 4860 506">
          <text:p/>
        </draw:path>
        <draw:path draw:style-name="gr16" draw:text-style-name="P4" draw:layer="layout" svg:width="1.519cm" svg:height="0.75cm" draw:transform="skewX (0.00942477796076919) rotate (-0.893084978245499) translate (13.1467788182971cm 6.31570230506589cm)" svg:viewBox="0 0 1520 751" svg:d="m0 378c510 408 653 713 1520-378">
          <text:p/>
        </draw:path>
        <draw:custom-shape draw:style-name="gr17" draw:text-style-name="P3" draw:layer="layout" svg:width="4.9cm" svg:height="4.75cm" svg:x="11.2cm" svg:y="10.4cm">
          <text:p text:style-name="P3"><text:span text:style-name="T5">Outbound Mapping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2.8cm" svg:height="0.75cm" svg:x="12.2cm" svg:y="12.65cm">
          <text:p text:style-name="P4"><text:span text:style-name="T8">asIs</text:span><text:span text:style-name="T5"><text:line-break/></text:span><text:span text:style-name="T5"/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4.5cm" svg:height="1cm" svg:x="13.9cm" svg:y="13.7cm">
          <text:p text:style-name="P4"><text:span text:style-name="T8">target</text:span><text:span text:style-name="T1"><text:line-break/></text:span><text:span text:style-name="T3">$account/attributes/mugName</text:span><text:span text:style-name="T5"><text:line-break/></text:span><text:span text:style-name="T5"/></text:p>
          <draw:enhanced-geometry svg:viewBox="0 0 21600 21600" draw:type="rectangle" draw:enhanced-path="M 0 0 L 21600 0 21600 21600 0 21600 0 0 Z N"/>
        </draw:custom-shape>
        <draw:path draw:style-name="gr16" draw:text-style-name="P4" draw:layer="layout" svg:width="1.421cm" svg:height="0.864cm" draw:transform="skewX (0.00942477796076939) rotate (-0.893084978245499) translate (13.7582982481001cm 12.8921350578287cm)" svg:viewBox="0 0 1422 865" svg:d="m0 578c510 407 555 513 1422-578">
          <text:p/>
        </draw:path>
        <draw:custom-shape draw:style-name="gr18" draw:text-style-name="P1" draw:layer="layout" svg:width="3.7cm" svg:height="1.05cm" svg:x="9.55cm" svg:y="11.3cm">
          <text:p text:style-name="P4"><text:span text:style-name="T8">source</text:span><text:span text:style-name="T1"><text:line-break/></text:span><text:span text:style-name="T3">$user/givenName</text:span><text:span text:style-name="T5"><text:line-break/></text:span><text:span text:style-name="T5"/></text:p>
          <draw:enhanced-geometry svg:viewBox="0 0 21600 21600" draw:type="rectangle" draw:enhanced-path="M 0 0 L 21600 0 21600 21600 0 21600 0 0 Z N"/>
        </draw:custom-shape>
        <draw:path draw:style-name="gr16" draw:text-style-name="P4" draw:layer="layout" svg:width="1.421cm" svg:height="0.864cm" draw:transform="skewX (0.00942477796076945) rotate (-0.893084978245499) translate (11.9032982481001cm 11.8921350578287cm)" svg:viewBox="0 0 1422 865" svg:d="m0 578c510 407 555 513 1422-578">
          <text:p/>
        </draw:path>
        <draw:path draw:style-name="gr16" draw:text-style-name="P4" draw:layer="layout" svg:width="0.644cm" svg:height="3.45cm" draw:transform="rotate (-0.897797367225883) translate (20.6666119970731cm 11.8199445961375cm)" svg:viewBox="0 0 645 3451" svg:d="m292 3451c1177-1556-1057-2122 2-3451">
          <text:p/>
        </draw:path>
        <draw:path draw:style-name="gr16" draw:text-style-name="P4" draw:layer="layout" svg:width="6.861cm" svg:height="1.508cm" draw:transform="rotate (-0.897797367225883) translate (6.07295222327996cm 6.18455657999206cm)" svg:viewBox="0 0 6862 1509" svg:d="m0 1308c1176-1556 4400 2101 6862-1308">
          <text:p/>
        </draw:path>
        <draw:custom-shape draw:style-name="gr5" draw:text-style-name="P1" xml:id="id49" draw:id="id49" draw:layer="layout" svg:width="6.359cm" svg:height="2.1cm" svg:x="19.9cm" svg:y="3.9cm">
          <draw:glue-point draw:id="4" svg:x="-5.002cm" svg:y="1.904cm"/>
          <draw:glue-point draw:id="5" svg:x="-4.986cm" svg:y="-1.904cm"/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604cm" svg:height="0.887cm" svg:x="20.287cm" svg:y="4.8cm">
          <draw:text-box>
            <text:p text:style-name="P5"><text:span text:style-name="T2">name = “Rum Supply System”</text:span><text:span text:style-name="T3"><text:line-break/></text:span><text:span text:style-name="T3">...</text:span></text:p>
          </draw:text-box>
        </draw:frame>
        <draw:connector draw:style-name="gr4" draw:text-style-name="P4" draw:layer="layout" draw:type="curve" svg:x1="16.85cm" svg:y1="4.5cm" svg:x2="19.9cm" svg:y2="4.95cm" draw:start-shape="id48" draw:start-glue-point="4" draw:end-shape="id49" draw:end-glue-point="3" svg:d="m16850 4500c2287 0 763 450 3050 450">
          <text:p/>
        </draw:connector>
        <draw:connector draw:style-name="gr4" draw:text-style-name="P4" draw:layer="layout" draw:type="curve" svg:x1="22.954cm" svg:y1="8.7cm" svg:x2="23.079cm" svg:y2="6cm" draw:start-shape="id50" draw:start-glue-point="0" draw:end-shape="id49" svg:d="m22954 8700c0-2023 125-674 125-2700">
          <text:p/>
        </draw:connector>
        <draw:frame draw:style-name="gr2" draw:text-style-name="P10" draw:layer="layout" svg:width="1.027cm" svg:height="0.645cm" svg:x="20.773cm" svg:y="14.505cm">
          <draw:text-box>
            <text:p><text:span text:style-name="T9">lin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dovan Semančík</meta:initial-creator>
    <meta:creation-date>2010-12-22T14:36:36</meta:creation-date>
    <dc:date>2012-12-10T17:53:40</dc:date>
    <dc:creator>Radovan Semancik</dc:creator>
    <meta:editing-duration>PT11H57M43S</meta:editing-duration>
    <meta:editing-cycles>77</meta:editing-cycles>
    <meta:generator>LibreOffice/3.6$Linux_X86_64 LibreOffice_project/360m1$Build-2</meta:generator>
    <meta:document-statistic meta:object-count="164"/>
  </office:meta>
</office:document-meta>
</file>